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760000002978AA80B6EBEAC583.png" manifest:media-type="image/png"/>
  <manifest:file-entry manifest:full-path="Pictures/10000000000001C2000000F766FEDB1EF6809C5F.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ebdings" svg:font-family="Webdings" style:font-adornments="Predeterminado"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office:font-face-decls>
  <office:automatic-styles>
    <style:style style:name="P1" style:family="paragraph" style:parent-style-name="Footer">
      <style:paragraph-properties fo:break-before="page"/>
      <style:text-properties fo:color="#999966"/>
    </style:style>
    <style:style style:name="P2" style:family="paragraph" style:parent-style-name="Titulo">
      <style:paragraph-properties fo:break-before="page"/>
    </style:style>
    <style:style style:name="P3" style:family="paragraph" style:parent-style-name="Footer">
      <style:paragraph-properties>
        <style:tab-stops>
          <style:tab-stop style:position="17cm" style:type="right"/>
          <style:tab-stop style:position="25.598cm" style:type="right"/>
        </style:tab-stops>
      </style:paragraph-properties>
    </style:style>
    <style:style style:name="P4" style:family="paragraph" style:parent-style-name="Standard">
      <style:text-properties style:font-name="DejaVu Sans" fo:font-size="10pt" style:font-size-asian="10pt" style:font-size-complex="10pt"/>
    </style:style>
    <style:style style:name="P5" style:family="paragraph" style:parent-style-name="Standard">
      <style:text-properties style:font-name="Calibri1" fo:font-size="24pt" fo:font-weight="bold" style:font-size-asian="24pt" style:font-weight-asian="bold" style:font-size-complex="24pt" style:font-weight-complex="bold"/>
    </style:style>
    <style:style style:name="P6" style:family="paragraph" style:parent-style-name="Standard">
      <style:text-properties style:font-name="Calibri1" fo:font-size="12pt" style:font-size-asian="12pt" style:font-size-complex="12pt"/>
    </style:style>
    <style:style style:name="P7" style:family="paragraph" style:parent-style-name="Standard">
      <style:paragraph-properties fo:text-align="end" style:justify-single-word="false"/>
      <style:text-properties fo:color="#eeeeee" style:font-name="Calibri1" fo:font-size="12pt" fo:font-weight="bold" style:font-size-asian="12pt" style:font-weight-asian="bold" style:font-size-complex="12pt" style:font-weight-complex="bold"/>
    </style:style>
    <style:style style:name="P8" style:family="paragraph" style:parent-style-name="Standard">
      <style:text-properties fo:font-variant="normal" fo:text-transform="none" fo:color="#000000" style:text-line-through-style="none" style:text-line-through-type="none" style:text-underline-style="none" style:text-blinking="false" fo:background-color="transparent"/>
    </style:style>
    <style:style style:name="P9" style:family="paragraph" style:parent-style-name="Standard">
      <style:text-properties fo:text-transform="uppercase" fo:color="#336633" style:font-name="Calibri1" fo:font-size="24pt" fo:font-weight="bold" style:font-size-asian="24pt" style:font-weight-asian="bold" style:font-size-complex="24pt" style:font-weight-complex="bold"/>
    </style:style>
    <style:style style:name="P10" style:family="paragraph" style:parent-style-name="Text_20_body">
      <style:text-properties fo:color="#336633" fo:font-size="14pt" style:font-size-asian="14pt" style:font-size-complex="14pt"/>
    </style:style>
    <style:style style:name="P11" style:family="paragraph" style:parent-style-name="Text_20_body">
      <style:text-properties officeooo:paragraph-rsid="0060fecb"/>
    </style:style>
    <style:style style:name="P12" style:family="paragraph" style:parent-style-name="Text_20_body">
      <style:text-properties fo:language="es" fo:country="ES" officeooo:rsid="007c5594" officeooo:paragraph-rsid="007c5594"/>
    </style:style>
    <style:style style:name="P13" style:family="paragraph" style:parent-style-name="Text_20_body">
      <style:text-properties officeooo:rsid="007c5594" officeooo:paragraph-rsid="007c5594"/>
    </style:style>
    <style:style style:name="P14" style:family="paragraph" style:parent-style-name="Text_20_body">
      <style:text-properties officeooo:rsid="007d8877" officeooo:paragraph-rsid="007d8877"/>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fo:font-weight="bold" officeooo:rsid="007d8877" officeooo:paragraph-rsid="007d8877" style:font-weight-asian="bold" style:font-weight-complex="bold"/>
    </style:style>
    <style:style style:name="P17" style:family="paragraph" style:parent-style-name="Text_20_body">
      <style:text-properties fo:font-weight="bold" officeooo:rsid="007d8877" officeooo:paragraph-rsid="007e087a" style:font-weight-asian="bold" style:font-weight-complex="bold"/>
    </style:style>
    <style:style style:name="P18" style:family="paragraph" style:parent-style-name="Text_20_body">
      <style:text-properties fo:font-weight="bold" officeooo:paragraph-rsid="007d8877" style:font-weight-asian="bold" style:font-weight-complex="bold"/>
    </style:style>
    <style:style style:name="P19" style:family="paragraph" style:parent-style-name="Text_20_body">
      <style:text-properties fo:font-weight="bold" officeooo:paragraph-rsid="007c5594" style:font-weight-asian="bold" style:font-weight-complex="bold"/>
    </style:style>
    <style:style style:name="P20" style:family="paragraph" style:parent-style-name="Text_20_body">
      <style:text-properties fo:font-weight="bold" officeooo:rsid="007c5594" officeooo:paragraph-rsid="007c5594" style:font-weight-asian="bold" style:font-weight-complex="bold"/>
    </style:style>
    <style:style style:name="P21" style:family="paragraph" style:parent-style-name="Text_20_body">
      <style:text-properties fo:font-weight="bold" officeooo:paragraph-rsid="007e087a" style:font-weight-asian="bold" style:font-weight-complex="bold"/>
    </style:style>
    <style:style style:name="P22" style:family="paragraph" style:parent-style-name="Text_20_body">
      <style:text-properties fo:font-weight="bold" officeooo:rsid="0080ffc2" officeooo:paragraph-rsid="0080ffc2" style:font-weight-asian="bold" style:font-weight-complex="bold"/>
    </style:style>
    <style:style style:name="P23" style:family="paragraph" style:parent-style-name="Text_20_body">
      <style:text-properties fo:font-weight="bold" officeooo:rsid="007a8ad1" officeooo:paragraph-rsid="007a8ad1" style:font-weight-asian="bold" style:font-weight-complex="bold"/>
    </style:style>
    <style:style style:name="P24" style:family="paragraph" style:parent-style-name="Text_20_body">
      <style:text-properties fo:font-weight="bold" officeooo:rsid="007a8ad1" officeooo:paragraph-rsid="008444be" style:font-weight-asian="bold" style:font-weight-complex="bold"/>
    </style:style>
    <style:style style:name="P25" style:family="paragraph" style:parent-style-name="Text_20_body">
      <style:text-properties fo:font-weight="bold" officeooo:paragraph-rsid="008444be" style:font-weight-asian="bold" style:font-weight-complex="bold"/>
    </style:style>
    <style:style style:name="P26" style:family="paragraph" style:parent-style-name="Text_20_body">
      <style:text-properties officeooo:rsid="007e087a" officeooo:paragraph-rsid="007e087a"/>
    </style:style>
    <style:style style:name="P27" style:family="paragraph" style:parent-style-name="Text_20_body">
      <style:text-properties officeooo:rsid="007eee58" officeooo:paragraph-rsid="007eee58"/>
    </style:style>
    <style:style style:name="P28" style:family="paragraph" style:parent-style-name="Text_20_body">
      <style:text-properties officeooo:rsid="00802d27" officeooo:paragraph-rsid="00802d27"/>
    </style:style>
    <style:style style:name="P29" style:family="paragraph" style:parent-style-name="Text_20_body">
      <style:text-properties officeooo:rsid="0080ffc2" officeooo:paragraph-rsid="0080ffc2"/>
    </style:style>
    <style:style style:name="P30" style:family="paragraph" style:parent-style-name="Text_20_body">
      <style:paragraph-properties fo:text-align="start" style:justify-single-word="false"/>
      <style:text-properties officeooo:rsid="0080ffc2" officeooo:paragraph-rsid="0080ffc2"/>
    </style:style>
    <style:style style:name="P31" style:family="paragraph" style:parent-style-name="Text_20_body">
      <style:paragraph-properties fo:text-align="start" style:justify-single-word="false"/>
      <style:text-properties officeooo:rsid="0080ffc2" officeooo:paragraph-rsid="00828b0e"/>
    </style:style>
    <style:style style:name="P32" style:family="paragraph" style:parent-style-name="Text_20_body">
      <style:paragraph-properties fo:text-align="start" style:justify-single-word="false"/>
      <style:text-properties officeooo:rsid="00828b0e" officeooo:paragraph-rsid="00828b0e"/>
    </style:style>
    <style:style style:name="P33" style:family="paragraph" style:parent-style-name="Text_20_body">
      <style:text-properties officeooo:rsid="00828b0e" officeooo:paragraph-rsid="00828b0e"/>
    </style:style>
    <style:style style:name="P34" style:family="paragraph" style:parent-style-name="Text_20_body">
      <style:text-properties officeooo:rsid="0060fecb" officeooo:paragraph-rsid="0060fecb"/>
    </style:style>
    <style:style style:name="P35" style:family="paragraph" style:parent-style-name="Text_20_body">
      <style:text-properties officeooo:rsid="008444be" officeooo:paragraph-rsid="008444be"/>
    </style:style>
    <style:style style:name="P36" style:family="paragraph" style:parent-style-name="Text_20_body">
      <style:paragraph-properties fo:margin-left="0cm" fo:margin-right="0cm" fo:text-indent="0cm" style:auto-text-indent="false"/>
    </style:style>
    <style:style style:name="P37" style:family="paragraph" style:parent-style-name="Text_20_body">
      <style:paragraph-properties fo:margin-left="0cm" fo:margin-right="0cm" fo:text-align="start" style:justify-single-word="false" fo:text-indent="0cm" style:auto-text-indent="false"/>
      <style:text-properties officeooo:rsid="007bb300" officeooo:paragraph-rsid="00828b0e"/>
    </style:style>
    <style:style style:name="P38" style:family="paragraph" style:parent-style-name="Text_20_body">
      <style:paragraph-properties fo:margin-left="0cm" fo:margin-right="0cm" fo:text-align="start" style:justify-single-word="false" fo:text-indent="0cm" style:auto-text-indent="false"/>
      <style:text-properties officeooo:rsid="00828b0e" officeooo:paragraph-rsid="00828b0e"/>
    </style:style>
    <style:style style:name="P39" style:family="paragraph" style:parent-style-name="Text_20_body">
      <style:paragraph-properties fo:margin-left="0cm" fo:margin-right="0cm" fo:text-indent="0cm" style:auto-text-indent="false"/>
      <style:text-properties officeooo:rsid="001c93ef" officeooo:paragraph-rsid="00828b0e"/>
    </style:style>
    <style:style style:name="P40" style:family="paragraph" style:parent-style-name="Standard">
      <style:paragraph-properties fo:margin-left="0.697cm" fo:margin-right="0.713cm" fo:text-align="justify" style:justify-single-word="false" fo:text-indent="0cm" style:auto-text-indent="false"/>
      <style:text-properties style:font-name="DejaVu Sans" fo:font-size="10pt" style:font-size-asian="10pt" style:font-size-complex="10pt"/>
    </style:style>
    <style:style style:name="P41"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style>
    <style:style style:name="P42"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000000" style:text-line-through-style="none" style:text-line-through-type="none" style:font-name="Calibri1" fo:font-size="12pt" fo:font-style="normal" style:text-underline-style="none" fo:font-weight="normal" officeooo:rsid="002ad048" officeooo:paragraph-rsid="002ad048" style:text-blinking="false" fo:background-color="transparent" style:font-size-asian="12pt" style:font-size-complex="12pt"/>
    </style:style>
    <style:style style:name="P43" style:family="paragraph" style:parent-style-name="Standard">
      <style:paragraph-properties fo:margin-top="0.101cm" fo:margin-bottom="0.101cm" loext:contextual-spacing="false" fo:line-height="100%" fo:text-align="end" style:justify-single-word="false"/>
      <style:text-properties style:font-name="Calibri1" fo:font-size="12pt" style:font-size-asian="12pt" style:font-size-complex="12pt"/>
    </style:style>
    <style:style style:name="P44" style:family="paragraph" style:parent-style-name="Text_20_body">
      <style:paragraph-properties fo:margin-top="0.101cm" fo:margin-bottom="0.101cm" loext:contextual-spacing="false" fo:line-height="100%" fo:text-align="end" style:justify-single-word="false"/>
      <style:text-properties fo:font-variant="normal" fo:text-transform="none" fo:color="#000000" style:text-line-through-style="none" style:text-line-through-type="none" style:font-name="Calibri1" fo:font-size="12pt" fo:font-style="normal" style:text-underline-style="none" fo:font-weight="normal" style:text-blinking="false" fo:background-color="transparent" style:font-size-asian="12pt" style:font-size-complex="12pt"/>
    </style:style>
    <style:style style:name="P45" style:family="paragraph" style:parent-style-name="Notas_20_Informativas">
      <style:text-properties fo:font-size="12pt" fo:language="es" fo:country="ES" officeooo:rsid="007c5594" officeooo:paragraph-rsid="00828b0e" style:font-size-asian="12pt" style:font-size-complex="12pt"/>
    </style:style>
    <style:style style:name="P46" style:family="paragraph" style:parent-style-name="Código">
      <style:text-properties officeooo:paragraph-rsid="007c5594"/>
    </style:style>
    <style:style style:name="P47" style:family="paragraph" style:parent-style-name="Código">
      <style:text-properties officeooo:rsid="007cf6a8" officeooo:paragraph-rsid="007cf6a8"/>
    </style:style>
    <style:style style:name="P48" style:family="paragraph" style:parent-style-name="Código">
      <style:text-properties officeooo:rsid="007cf6a8" officeooo:paragraph-rsid="007d8877"/>
    </style:style>
    <style:style style:name="P49" style:family="paragraph" style:parent-style-name="Código">
      <style:text-properties officeooo:rsid="007cf6a8" officeooo:paragraph-rsid="007e087a"/>
    </style:style>
    <style:style style:name="P50" style:family="paragraph" style:parent-style-name="Código">
      <style:text-properties officeooo:paragraph-rsid="007d8877"/>
    </style:style>
    <style:style style:name="P51" style:family="paragraph" style:parent-style-name="Código">
      <style:text-properties officeooo:paragraph-rsid="007e087a"/>
    </style:style>
    <style:style style:name="P52" style:family="paragraph" style:parent-style-name="Código">
      <style:text-properties officeooo:rsid="0080ffc2" officeooo:paragraph-rsid="0080ffc2"/>
    </style:style>
    <style:style style:name="P53" style:family="paragraph" style:parent-style-name="Código">
      <style:text-properties officeooo:paragraph-rsid="00802d27"/>
    </style:style>
    <style:style style:name="P54" style:family="paragraph" style:parent-style-name="Código">
      <style:text-properties officeooo:paragraph-rsid="008444be"/>
    </style:style>
    <style:style style:name="P55" style:family="paragraph" style:parent-style-name="Código">
      <style:text-properties officeooo:rsid="008444be" officeooo:paragraph-rsid="008444be"/>
    </style:style>
    <style:style style:name="P56" style:family="paragraph" style:parent-style-name="Standard" style:master-page-name="First_20_Page">
      <style:paragraph-properties style:page-number="auto"/>
    </style:style>
    <style:style style:name="P57" style:family="paragraph" style:parent-style-name="Código">
      <style:text-properties officeooo:paragraph-rsid="007e087a"/>
    </style:style>
    <style:style style:name="P58" style:family="paragraph" style:parent-style-name="Heading_20_1">
      <style:text-properties officeooo:rsid="002d53e8" officeooo:paragraph-rsid="002c515e"/>
    </style:style>
    <style:style style:name="P59" style:family="paragraph" style:parent-style-name="Heading_20_1">
      <style:text-properties officeooo:rsid="007c5594" officeooo:paragraph-rsid="007c5594"/>
    </style:style>
    <style:style style:name="P60" style:family="paragraph" style:parent-style-name="Heading_20_1" style:list-style-name="">
      <style:paragraph-properties fo:text-align="start" style:justify-single-word="false"/>
      <style:text-properties officeooo:rsid="0080ffc2" officeooo:paragraph-rsid="0080ffc2"/>
    </style:style>
    <style:style style:name="P61" style:family="paragraph" style:parent-style-name="Heading_20_1">
      <style:text-properties officeooo:rsid="0080ffc2" officeooo:paragraph-rsid="00828b0e"/>
    </style:style>
    <style:style style:name="P62" style:family="paragraph" style:parent-style-name="Heading_20_1">
      <style:text-properties officeooo:rsid="00828b0e" officeooo:paragraph-rsid="00828b0e"/>
    </style:style>
    <style:style style:name="P63" style:family="paragraph" style:parent-style-name="Heading_20_1">
      <style:text-properties officeooo:paragraph-rsid="0060fecb"/>
    </style:style>
    <style:style style:name="P64" style:family="paragraph" style:parent-style-name="Heading_20_1">
      <style:paragraph-properties fo:break-before="page"/>
      <style:text-properties officeooo:rsid="00802d27" officeooo:paragraph-rsid="00802d27"/>
    </style:style>
    <style:style style:name="P65" style:family="paragraph" style:parent-style-name="Heading_20_1">
      <style:paragraph-properties fo:break-before="page"/>
      <style:text-properties officeooo:rsid="0080ffc2" officeooo:paragraph-rsid="0080ffc2"/>
    </style:style>
    <style:style style:name="P66" style:family="paragraph" style:parent-style-name="Heading_20_2">
      <style:text-properties officeooo:rsid="007d8877" officeooo:paragraph-rsid="007d8877"/>
    </style:style>
    <style:style style:name="P67" style:family="paragraph" style:parent-style-name="Heading_20_2">
      <style:text-properties officeooo:rsid="007c5594" officeooo:paragraph-rsid="007c5594"/>
    </style:style>
    <style:style style:name="P68" style:family="paragraph" style:parent-style-name="Heading_20_2">
      <style:text-properties officeooo:rsid="00802d27" officeooo:paragraph-rsid="00802d27"/>
    </style:style>
    <style:style style:name="P69" style:family="paragraph" style:parent-style-name="Heading_20_2">
      <style:text-properties officeooo:rsid="008444be" officeooo:paragraph-rsid="008444be"/>
    </style:style>
    <style:style style:name="P70" style:family="paragraph" style:parent-style-name="Heading_20_2">
      <style:text-properties officeooo:rsid="0080ffc2" officeooo:paragraph-rsid="0080ffc2"/>
    </style:style>
    <style:style style:name="P71" style:family="paragraph" style:parent-style-name="Text_20_body" style:list-style-name="L1"/>
    <style:style style:name="P72" style:family="paragraph" style:parent-style-name="Text_20_body" style:list-style-name="L2">
      <style:text-properties officeooo:rsid="00828b0e" officeooo:paragraph-rsid="00828b0e"/>
    </style:style>
    <style:style style:name="P73" style:family="paragraph" style:parent-style-name="Text_20_body" style:list-style-name="L2">
      <style:text-properties officeooo:rsid="0087a1eb" officeooo:paragraph-rsid="0087a1eb"/>
    </style:style>
    <style:style style:name="P74" style:family="paragraph" style:parent-style-name="Contents_20_2">
      <style:paragraph-properties>
        <style:tab-stops>
          <style:tab-stop style:position="16.702cm" style:type="right" style:leader-style="dotted" style:leader-text="."/>
        </style:tab-stops>
      </style:paragraph-properties>
    </style:style>
    <style:style style:name="P75" style:family="paragraph" style:parent-style-name="Contents_20_1">
      <style:paragraph-properties>
        <style:tab-stops>
          <style:tab-stop style:position="17.201cm" style:type="right" style:leader-style="dotted" style:leader-text="."/>
        </style:tab-stops>
      </style:paragraph-properties>
    </style:style>
    <style:style style:name="T1" style:family="text">
      <style:text-properties fo:color="#999966"/>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style:font-name="Webdings" style:font-name-asian="Webdings" style:font-name-complex="Webdings"/>
    </style:style>
    <style:style style:name="T5" style:family="text">
      <style:text-properties fo:font-weight="bold" style:font-weight-asian="bold" style:font-weight-complex="bold"/>
    </style:style>
    <style:style style:name="T6" style:family="text">
      <style:text-properties fo:font-variant="normal" fo:text-transform="none" fo:color="#000000" style:text-line-through-style="none" style:text-line-through-type="none" style:font-name="Calibri1" fo:font-size="12pt" style:text-underline-style="none" fo:font-weight="normal" style:text-blinking="false" fo:background-color="transparent" loext:char-shading-value="0" style:font-size-asian="12pt" style:font-size-complex="12pt"/>
    </style:style>
    <style:style style:name="T7" style:family="text">
      <style:text-properties fo:font-variant="normal" fo:text-transform="none" fo:color="#1155cc" style:text-line-through-style="none" style:text-line-through-type="none" style:font-name="Calibri1"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8" style:family="text">
      <style:text-properties style:font-name="Calibri1"/>
    </style:style>
    <style:style style:name="T9" style:family="text">
      <style:text-properties style:font-name="Calibri1" fo:font-size="12pt" style:font-size-asian="12pt" style:font-size-complex="12pt"/>
    </style:style>
    <style:style style:name="T10" style:family="text">
      <style:text-properties style:font-name="Calibri1" fo:font-size="12pt" officeooo:rsid="002ad048" style:font-size-asian="12pt" style:font-size-complex="12pt"/>
    </style:style>
    <style:style style:name="T11" style:family="text">
      <style:text-properties style:font-name="Calibri1" officeooo:rsid="0080ffc2"/>
    </style:style>
    <style:style style:name="T12" style:family="text">
      <style:text-properties style:font-name="Calibri1" style:font-name-asian="Webdings" style:font-name-complex="Webdings"/>
    </style:style>
    <style:style style:name="T13" style:family="text">
      <style:text-properties style:font-name="Calibri1" officeooo:rsid="00828b0e" style:font-name-asian="Webdings" style:font-name-complex="Webdings"/>
    </style:style>
    <style:style style:name="T14" style:family="text">
      <style:text-properties officeooo:rsid="0016fc63"/>
    </style:style>
    <style:style style:name="T15" style:family="text">
      <style:text-properties officeooo:rsid="001f42c5"/>
    </style:style>
    <style:style style:name="T16" style:family="text">
      <style:text-properties officeooo:rsid="0060fecb"/>
    </style:style>
    <style:style style:name="T17" style:family="text">
      <style:text-properties officeooo:rsid="007a8ad1"/>
    </style:style>
    <style:style style:name="T18" style:family="text">
      <style:text-properties officeooo:rsid="007c5594"/>
    </style:style>
    <style:style style:name="T19" style:family="text">
      <style:text-properties officeooo:rsid="007cf6a8"/>
    </style:style>
    <style:style style:name="T20" style:family="text">
      <style:text-properties officeooo:rsid="007d8877"/>
    </style:style>
    <style:style style:name="T21" style:family="text">
      <style:text-properties officeooo:rsid="007e087a"/>
    </style:style>
    <style:style style:name="T22" style:family="text">
      <style:text-properties officeooo:rsid="007eee58"/>
    </style:style>
    <style:style style:name="T23" style:family="text">
      <style:text-properties officeooo:rsid="00802d27"/>
    </style:style>
    <style:style style:name="T24" style:family="text">
      <style:text-properties officeooo:rsid="00828b0e"/>
    </style:style>
    <style:style style:name="T25" style:family="text">
      <style:text-properties officeooo:rsid="008444be"/>
    </style:style>
    <style:style style:name="T26" style:family="text">
      <style:text-properties officeooo:rsid="0086c89e"/>
    </style:style>
    <style:style style:name="T27" style:family="text">
      <style:text-properties officeooo:rsid="0087a1eb"/>
    </style:style>
    <style:style style:name="T28" style:family="text">
      <style:text-properties officeooo:rsid="0087ba22"/>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style:wrap="lef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104">
      <number:year/>
      <number:month number:style="long"/>
      <number:day number:style="long"/>
    </number:date-style>
    <number:time-style style:name="N105">
      <number:hours number:style="long"/>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Desarrollo web en entorno cliente" text:name="Modulo"/>
        <text:user-field-decl office:value-type="string" office:string-value="6" text:name="NumeroTema"/>
        <text:user-field-decl office:value-type="string" office:string-value="Formularios" text:name="Tema"/>
      </text:user-field-decls>
      <draw:frame draw:style-name="fr1" draw:name="Marco1" text:anchor-type="page" text:anchor-page-number="1" svg:x="1.984cm" svg:y="14.958cm" svg:width="17.009cm" draw:z-index="1">
        <draw:text-box fo:min-height="2.224cm">
          <text:p text:style-name="P7"/>
          <text:p text:style-name="P7"><text:user-field-get text:name="Modulo">Desarrollo web en entorno cliente</text:user-field-get></text:p>
          <text:p text:style-name="P7">CFGS DAW</text:p>
        </draw:text-box>
      </draw:frame>
      <text:p text:style-name="P56"/>
      <text:p text:style-name="Standard"/>
      <text:p text:style-name="Standard"/>
      <text:p text:style-name="Standard"><draw:frame draw:style-name="fr2" draw:name="gráficos1" text:anchor-type="paragraph" svg:width="9.53cm" svg:height="5.23cm" draw:z-index="0"><draw:image xlink:href="Pictures/10000000000001C2000000F766FEDB1EF6809C5F.jpg" xlink:type="simple" xlink:show="embed" xlink:actuate="onLoad" loext:mime-type="image/jpeg"/></draw:frame></text:p>
      <text:p text:style-name="Standard"/>
      <text:p text:style-name="Standard"/>
      <text:p text:style-name="P8"><text:bookmark text:name="docs-internal-guid-e8f5d430-faba-53b2-6d04-e9273ed17255"/></text:p>
      <text:p text:style-name="Standard"/>
      <text:p text:style-name="Standard"/>
      <text:p text:style-name="Standard"/>
      <text:p text:style-name="P9"><text:span text:style-name="T14">UNIDAD</text:span> <text:span text:style-name="T27">6</text:span>.</text:p>
      <text:p text:style-name="P9"><text:user-field-get text:name="Tema">Formularios</text:user-field-get></text:p>
      <text:p text:style-name="P5"/>
      <text:p text:style-name="Standard"/>
      <text:p text:style-name="Standard"/>
      <text:p text:style-name="Standard"/>
      <text:p text:style-name="Standard"/>
      <text:p text:style-name="Standard"/>
      <text:p text:style-name="Standard"/>
      <text:p text:style-name="Standard"/>
      <text:p text:style-name="Standard"/>
      <text:p text:style-name="P42">Sergio García Barea</text:p>
      <text:p text:style-name="P41"><text:span text:style-name="T6"><text:s/></text:span><text:a xlink:type="simple" xlink:href="mailto:mail@ceedcv.e" text:style-name="Internet_20_link" text:visited-style-name="Visited_20_Internet_20_Link"><text:span text:style-name="T10">sergio.garcia</text:span></text:a><text:a xlink:type="simple" xlink:href="mailto:mail@ceedcv.e" text:style-name="Internet_20_link" text:visited-style-name="Visited_20_Internet_20_Link"><text:span text:style-name="T9">@ceedcv.e</text:span></text:a><text:span text:style-name="T7">s</text:span></text:p>
      <text:p text:style-name="P44">201<text:span text:style-name="T27">8</text:span>/201<text:span text:style-name="T27">9</text:span></text:p>
      <text:p text:style-name="P43"><text:tab/><text:tab/><text:tab/><text:tab/><text:tab/><text:tab/><text:tab/><text:tab/><text:tab/><text:tab/>Versión:<text:date style:data-style-name="N104" text:date-value="2018-10-19T12:07:10.223401961">181019</text:date>.<text:time style:data-style-name="N105" text:time-value="2018-10-19T12:07:10.223753373">1200</text:time></text:p>
      <text:p text:style-name="P6"/>
      <text:p text:style-name="Standard"/>
      <text:p text:style-name="Standard"/>
      <text:p text:style-name="Standard"/>
      <text:p text:style-name="P10"><text:soft-page-break/>Licencia</text:p>
      <text:p text:style-name="Standard"/>
      <text:p text:style-name="P40"><draw:frame draw:style-name="fr3" draw:name="gráficos3" text:anchor-type="paragraph" svg:x="0.741cm" svg:y="0cm" svg:width="2cm" svg:height="0.7cm" draw:z-index="2"><draw:image xlink:href="Pictures/10000000000000760000002978AA80B6EBEAC583.png" xlink:type="simple" xlink:show="embed" xlink:actuate="onLoad" loext:mime-type="image/png"/></draw:frame><text:span text:style-name="T5">Reconocimiento – NoComercial – CompartirIgual (by-nc-sa)</text:span>: No se permite un uso comercial de la obra original ni de las posibles obras derivadas, la distribución de las cuales se debe hacer con una licencia igual a la que regula la obra original.</text:p>
      <text:p text:style-name="P4"/>
      <text:p text:style-name="P4"><text:s/></text:p>
      <text:p text:style-name="P10">Nomenclatura</text:p>
      <text:p text:style-name="Text_20_body"/>
      <text:p text:style-name="Text_20_body">A lo largo de este tema se utilizarán distintos símbolos para distinguir elementos importantes dentro del contenido. Estos símbolos son:</text:p>
      <text:p text:style-name="Text_20_body"/>
      <text:p text:style-name="Notas_20_Informativas"><text:span text:style-name="T3"> </text:span>Importante</text:p>
      <text:p text:style-name="P36"/>
      <text:p text:style-name="Notas_20_Informativas"><text:span text:style-name="T3"> </text:span>Atención</text:p>
      <text:p text:style-name="P36"/>
      <text:p text:style-name="Notas_20_Informativas"><text:span text:style-name="T3"></text:span> <text:s/>Interesante</text:p>
      <text:h text:style-name="Heading_20_1" text:outline-level="1" text:is-list-header="true"/>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75">1. Introducción<text:tab/>3</text:p>
          <text:p text:style-name="P75">2. Acceder a elementos de formularios<text:tab/>3</text:p>
          <text:p text:style-name="P74"><text:s/>2.1 <text:s/>text<text:tab/>3</text:p>
          <text:p text:style-name="P74"><text:s/>2.2 <text:s/>Radio button<text:tab/>3</text:p>
          <text:p text:style-name="P74"><text:s/>2.3 <text:s/>checkbox<text:tab/>4</text:p>
          <text:p text:style-name="P74"><text:s/>2.4 <text:s/>select<text:tab/>4</text:p>
          <text:p text:style-name="P75">3. Validación de formularios: evento onsubmit<text:tab/>5</text:p>
          <text:p text:style-name="P74"><text:s/>3.1 <text:s/>Validar un formulario<text:tab/>5</text:p>
          <text:p text:style-name="P74"><text:s/>3.2 <text:s/>Deshabilitar enviar un formulario dos veces<text:tab/>5</text:p>
          <text:p text:style-name="P74"><text:s/>3.3 <text:s/>Enviar un formulario desde código<text:tab/>5</text:p>
          <text:p text:style-name="P75">4. Validación de formularios: Expresiones regulares<text:tab/>6</text:p>
          <text:p text:style-name="P74"><text:s/>4.1 <text:s/>Funciones Javascript para el uso de expresiones regulares<text:tab/>6</text:p>
          <text:p text:style-name="P75">5. Bibliotecas para validación formularios Javascript<text:tab/>6</text:p>
          <text:p text:style-name="P75">6. Material adicional<text:tab/>6</text:p>
          <text:p text:style-name="P75">7. Bibliografía<text:tab/>7</text:p>
        </text:index-body>
      </text:table-of-content>
      <text:p text:style-name="Standard"/>
      <text:p text:style-name="Standard"/>
      <text:p text:style-name="Titulo"/>
      <text:p text:style-name="P2">UD0<text:user-field-get text:name="NumeroTema">6</text:user-field-get>. <text:user-field-get text:name="Tema">Formularios</text:user-field-get></text:p>
      <text:h text:style-name="P58" text:outline-level="1"><text:bookmark-start text:name="__RefHeading___Toc1667_1226975039"/>Introducción<text:bookmark-end text:name="__RefHeading___Toc1667_1226975039"/></text:h>
      <text:p text:style-name="P12">En esta unidad trataremos algunas de las operaciones <text:span text:style-name="T27">más</text:span> habituales en los formularios. En primer lugar veremos como acceder a elementos de formularios de distinto tipo. También veremos como validar envíos de formularios a mano, mediante el evento “onsubmit” y el uso de expresiones regulares. </text:p>
      <text:p text:style-name="P45"><text:span text:style-name="T4"></text:span><text:span text:style-name="T12"> </text:span><text:span text:style-name="T13">Al hacer una aplicación Web, el cliente debe validar la información introducida, pero ello no quita el servidor también deba validarla.</text:span></text:p>
      <text:h text:style-name="P59" text:outline-level="1">Acceder a elementos de formularios</text:h>
      <text:h text:style-name="P66" text:outline-level="2">text</text:h>
      <text:p text:style-name="P13">Para acceder al valor de un input de tipo texto, simplemente debemos referenciar el atributo “value”.</text:p>
      <text:p text:style-name="P20">Ejemplo:</text:p>
      <text:p text:style-name="Código">&lt;input type=”text” id=”miTexto”&gt;</text:p>
      <text:p text:style-name="P15">Javascript asociado</text:p>
      <text:p text:style-name="Código"><text:span text:style-name="T17">v</text:span>ar elemento=document.getElementById(“mi<text:span text:style-name="T18">Texto</text:span>”);</text:p>
      <text:p text:style-name="Código"><text:span text:style-name="T18">alert(elemento.value)</text:span>;</text:p>
      <text:h text:style-name="P67" text:outline-level="2">Radio <text:span text:style-name="T20">button</text:span></text:h>
      <text:p text:style-name="P13">Radio button son elementos del formulario, que ante varias entradas, te dejan seleccionar una de ellas. Se agrupan teniendo un “name” <text:span text:style-name="T26">común.</text:span></text:p>
      <text:p text:style-name="P13">Para acceder a ellos, se accede como un array, donde se tiene el atributo “value” y el atributo “checked” que es <text:span text:style-name="T28">true</text:span> si est<text:span text:style-name="T27">á</text:span> seleccionado, <text:span text:style-name="T28">false</text:span> en caso contrario.</text:p>
      <text:p text:style-name="P20">Ejemplo:</text:p>
      <text:p text:style-name="Código">&lt;input type=”<text:span text:style-name="T18">radio</text:span>” id=”<text:span text:style-name="T18">preguntaSI</text:span>” <text:span text:style-name="T18">name=”pregunta” value=“si” /</text:span>&gt;<text:span text:style-name="T18">SI</text:span></text:p>
      <text:p text:style-name="Código">&lt;input type=”<text:span text:style-name="T18">radio</text:span>” id=”<text:span text:style-name="T18">preguntaNO</text:span>” <text:span text:style-name="T18">name=”pregunta” value=”no” /</text:span>&gt;<text:span text:style-name="T18">NO</text:span></text:p>
      <text:p text:style-name="P19">Javascript asociado</text:p>
      <text:p text:style-name="P46"><text:span text:style-name="T17">v</text:span>ar elemento<text:span text:style-name="T19">s</text:span>=document.getElemen<text:span text:style-name="T19">tsByName</text:span>(“<text:span text:style-name="T19">pregunta</text:span>”);</text:p>
      <text:p text:style-name="P47">for(i=0;i&lt;elementos.length;i++){</text:p>
      <text:p text:style-name="P47"><text:tab/>if(elementos[i].checked==true)</text:p>
      <text:p text:style-name="P47"><text:tab/><text:tab/>alert(“Valor del elemento marcado “+elementos[i].value);</text:p>
      <text:p text:style-name="P47">}</text:p>
      <text:h text:style-name="P66" text:outline-level="2"><text:soft-page-break/>checkbox</text:h>
      <text:p text:style-name="P14">Similar a los radio button, salvo que puede haber m<text:span text:style-name="T27">á</text:span>s de uno marcado. </text:p>
      <text:p text:style-name="P16">Ejemplo:</text:p>
      <text:p text:style-name="P50">&lt;input type=”<text:span text:style-name="T20">checkbox</text:span>” id=”<text:span text:style-name="T18">preguntaAS</text:span>” <text:span text:style-name="T18">name=”pregunta” value=“asc” /</text:span>&gt;<text:span text:style-name="T20">Piso con ascensor</text:span></text:p>
      <text:p text:style-name="P50">&lt;input type=”<text:span text:style-name="T18">radio</text:span>” id=”<text:span text:style-name="T18">preguntaAM</text:span>” <text:span text:style-name="T18">name=”pregunta” value=”amb” /</text:span>&gt;<text:span text:style-name="T20">Piso amueblado</text:span></text:p>
      <text:p text:style-name="P18">Javascript asociado</text:p>
      <text:p text:style-name="P50"><text:span text:style-name="T17">v</text:span>ar elemento<text:span text:style-name="T19">s</text:span>=document.getElemen<text:span text:style-name="T19">tsByName</text:span>(“<text:span text:style-name="T19">pregunta</text:span>”);</text:p>
      <text:p text:style-name="P48">for(i=0;i&lt;elementos.length;i++){</text:p>
      <text:p text:style-name="P48"><text:tab/>if(elementos[i].checked==true){</text:p>
      <text:p text:style-name="P48"><text:tab/><text:tab/>alert(“Valor del elemento marcado “+elementos[i].value);</text:p>
      <text:p text:style-name="P48"><text:tab/>}</text:p>
      <text:p text:style-name="P48"><text:span text:style-name="Source_20_Text"><text:span text:style-name="T19">}</text:span></text:span></text:p>
      <text:h text:style-name="P66" text:outline-level="2">select</text:h>
      <text:p text:style-name="P26">Elemento que muestra un desplegable y nos permite elegir una opción del mismo. <text:span text:style-name="T22">Aquí destaca el atributo “options”, que es un atributo que contiene un array con las opciones disponibles y el atributo “selectedIndex” que contiene <text:s text:c="2"/>(y se puede modificar) la posición del array “options” seleccionada actualmente (o la primera si se permite multiselección) o -1 si no está seleccionada ninguna opción (o queremos des-seleccionarlas).</text:span></text:p>
      <text:p text:style-name="P27">Dentro de cada “options”, “value” almacena el valor y “text” el texto mostrado.</text:p>
      <text:p text:style-name="P17">Ejemplo:</text:p>
      <text:p text:style-name="P51">&lt;<text:span text:style-name="T21">select</text:span> id=”<text:span text:style-name="T21">aprobar</text:span>” &gt;</text:p>
      <text:p text:style-name="P51"><text:tab/><text:span text:style-name="T21">&lt;option value=”10”&gt;Saco 10 en DWEC&lt;/option&gt;</text:span></text:p>
      <text:p text:style-name="P51"><text:tab/><text:span text:style-name="T21">&lt;option value=”9”&gt;Saco 9 en DWEC&lt;/option&gt;</text:span></text:p>
      <text:p text:style-name="P51"><text:tab/><text:span text:style-name="T21">&lt;option value=”8”&gt;Saco 8 en DWEC&lt;/option&gt;</text:span></text:p>
      <text:p text:style-name="P51"><text:span text:style-name="T21">&lt;/select&gt;</text:span></text:p>
      <text:p text:style-name="P21">Javascript asociado</text:p>
      <text:p text:style-name="P51"><text:span text:style-name="T17">v</text:span>ar elemento=document.getElemen<text:span text:style-name="T19">tById</text:span>(“<text:span text:style-name="T21">aprobar</text:span>”);</text:p>
      <text:p text:style-name="P49">for(i=0;i&lt;elemento.<text:span text:style-name="T21">options.</text:span>length;i++){</text:p>
      <text:p text:style-name="P49"><text:tab/>alert(“Valor del <text:span text:style-name="T21">la opcion</text:span> “+elemento.<text:span text:style-name="T21">options</text:span>[i].value);</text:p>
      <text:p text:style-name="P49"><text:span text:style-name="Source_20_Text">}</text:span></text:p>
      <text:p text:style-name="P49"><text:span text:style-name="Source_20_Text"><text:span text:style-name="T21">var sel=elemento.selectedIndex;</text:span></text:span></text:p>
      <text:p text:style-name="P49"><text:span text:style-name="Source_20_Text"><text:span text:style-name="T21">alert(“El valor de la opcion seleccionada es “+elemento.options[sel].value+” y el texto asociado es “+elemento.options[sel].text);</text:span></text:span></text:p>
      <text:p text:style-name="P49"><text:span text:style-name="Source_20_Text">// </text:span><text:span text:style-name="Source_20_Text"><text:span text:style-name="T21">Cambiamos el indice seleccionado</text:span></text:span></text:p>
      <text:p text:style-name="P49"><text:span text:style-name="Source_20_Text"><text:span text:style-name="T21">elemento.selectedIndex=0;</text:span></text:span></text:p>
      <text:h text:style-name="P64" text:outline-level="1"><text:bookmark-start text:name="__RefHeading___Toc1905_1568655339"/>Validación de formularios: evento onsubmit<text:bookmark-end text:name="__RefHeading___Toc1905_1568655339"/></text:h>
      <text:h text:style-name="Heading_20_2" text:outline-level="2">Validar un formulario</text:h>
      <text:p text:style-name="P28">Si un manejador de un evento devuelve true <text:span text:style-name="T24">(</text:span>o no devuelve nada<text:span text:style-name="T24">)</text:span>, se realiza el evento <text:span text:style-name="T24">asociado</text:span>. Si <text:span text:style-name="T24">el manejador</text:span> devuelve false, se cancela el evento.</text:p>
      <text:p text:style-name="P28">Existe un evento asociado a un formulario completo llamado “onsubmit”.</text:p>
      <text:p text:style-name="P28">Aprovechando esto, podemos a nuestro antojo permitir el envió de información al servidor mediante el formulario <text:span text:style-name="T24">devolviendo true</text:span> o <text:span text:style-name="T24">cancelarlo</text:span> devolviendo false.</text:p>
      <text:p text:style-name="P28">La estructura típica es la siguiente:</text:p>
      <text:p text:style-name="Código">&lt;form onsubmit=”return validar();”&gt;</text:p>
      <text:p text:style-name="P28">Si la función validar devuelve true, se realiza el envío. Si devuelve false, se cancela.</text:p>
      <text:p text:style-name="P28">En la función validar podemos hacer las validaciones que estimemos convenientes.</text:p>
      <text:h text:style-name="P68" text:outline-level="2">Deshabilitar enviar un formulario dos veces</text:h>
      <text:p text:style-name="P28">A veces un usuario pulsa enviar un formulario mas de una vez por error. Si queremos evitar esto, podemos usar “this.disabled=true”;</text:p>
      <text:p text:style-name="P23">Ejemplo:</text:p>
      <text:p text:style-name="P53">&lt;form onsubmit=”<text:span text:style-name="T23">this.disabled=true;</text:span>”&gt;</text:p>
      <text:h text:style-name="P69" text:outline-level="2">Enviar un formulario desde código</text:h>
      <text:p text:style-name="P35">En algunas aplicaciones por motivos estéticos o de funcionalidad es deseable que el “enviar un formulario” no se haga desde un botón “submit”, sino desde cualquier otro evento que permita la ejecución de código. Esto se puede hacer recogiendo el elemento del formulario y aplicándole el método submit();</text:p>
      <text:p text:style-name="P35">Un ejemplo de esto en Javascript.</text:p>
      <text:p text:style-name="P24">Ejemplo:</text:p>
      <text:p text:style-name="P54">&lt;form <text:span text:style-name="T25">id</text:span>=”<text:span text:style-name="T25">formulario</text:span>”&gt;</text:p>
      <text:p text:style-name="P25">Javascript asociado</text:p>
      <text:p text:style-name="P54"><text:span text:style-name="T17">v</text:span>ar elemento=document.getElemen<text:span text:style-name="T19">tById</text:span>(“<text:span text:style-name="T25">formulario</text:span>”);</text:p>
      <text:p text:style-name="P55">elemento.submit();</text:p>
      <text:h text:style-name="P60" text:outline-level="1"/>
      <text:h text:style-name="P65" text:outline-level="1">Validación de formularios: Expresiones regulares</text:h>
      <text:h text:style-name="P70" text:outline-level="2">Funciones Javascript para el uso de expresiones regulares</text:h>
      <text:p text:style-name="P29">Javascript posee dos formar de crear expresiones regulares:</text:p>
      <text:list xml:id="list1033534999" text:style-name="L1">
        <text:list-item>
          <text:p text:style-name="P71"><text:span text:style-name="T11">Literal con expresión regular. Ejemplo </text:span><text:span text:style-name="Source_20_Text"><text:span text:style-name="T8">var re = /ab+c/;</text:span></text:span></text:p>
        </text:list-item>
        <text:list-item>
          <text:p text:style-name="P71"><text:span text:style-name="T11">El objeto RegExp. Ejemplo </text:span><text:span text:style-name="Source_20_Text"><text:span text:style-name="T8">var re = new RegExp("ab+c");</text:span></text:span></text:p>
        </text:list-item>
      </text:list>
      <text:p text:style-name="P29">Entre distintos métodos, uno de los mas usado es test. Test recibe una cadena y devuelve true si la cadena cumple esa expresión regular, false en caso contrario.</text:p>
      <text:p text:style-name="P22">Ejemplo:</text:p>
      <text:p text:style-name="P52"><text:span text:style-name="Source_20_Text">var re = new RegExp("ab+c");</text:span></text:p>
      <text:p text:style-name="P52"><text:span text:style-name="Source_20_Text">var cadena=prompt(“Dime una cadena”);</text:span></text:p>
      <text:p text:style-name="P52"><text:span text:style-name="Source_20_Text">if(re.test(cadena)){</text:span></text:p>
      <text:p text:style-name="P52"><text:span text:style-name="Source_20_Text"><text:tab/>alert(“La cadena cumple el patron de una a, entre 1 e infinitas b y al final una c”);</text:span></text:p>
      <text:p text:style-name="P52"><text:span text:style-name="Source_20_Text">}</text:span></text:p>
      <text:p text:style-name="P30">Sobre el uso de expresiones regulares tenéis mas información en <text:a xlink:type="simple" xlink:href="https://developer.mozilla.org/es/docs/Web/JavaScript/Guide/Regular_Expressions" text:style-name="Internet_20_link" text:visited-style-name="Visited_20_Internet_20_Link">https://developer.mozilla.org/es/docs/Web/JavaScript/Guide/Regular_Expressions</text:a></text:p>
      <text:p text:style-name="P32">Podéis utilizarlas siempre que queráis para cualquier ejercicio.</text:p>
      <text:h text:style-name="P62" text:outline-level="1">Bibliotecas para validación formularios Javascript</text:h>
      <text:p text:style-name="P33">Algunas de las bibliotecas <text:span text:style-name="T27">más</text:span> populares para la validación de formularios Javascript son:</text:p>
      <text:list xml:id="list681252341" text:style-name="L2">
        <text:list-item>
          <text:p text:style-name="P72">Validate.js <text:a xlink:type="simple" xlink:href="http://rickharrison.github.io/validate.js/" text:style-name="Internet_20_link" text:visited-style-name="Visited_20_Internet_20_Link">http://rickharrison.github.io/validate.js/</text:a></text:p>
        </text:list-item>
        <text:list-item>
          <text:p text:style-name="P73">jQuery Validation Plugin <text:a xlink:type="simple" xlink:href="https://jqueryvalidation.org/documentation/" text:style-name="Internet_20_link" text:visited-style-name="Visited_20_Internet_20_Link">https://jqueryvalidation.org/documentation/</text:a></text:p>
        </text:list-item>
      </text:list>
      <text:h text:style-name="P61" text:outline-level="1">Material adicional</text:h>
      <text:p text:style-name="P39">[1] <text:span text:style-name="T15">Curso de Javascript en Udacity validate form jquery</text:span></text:p>
      <text:p text:style-name="P39"><text:a xlink:type="simple" xlink:href="https://www.udacity.com/course/javascript-basics--ud804" text:style-name="Internet_20_link" text:visited-style-name="Visited_20_Internet_20_Link"><text:span text:style-name="T15">https://www.udacity.com/course/javascript-basics--ud804</text:span></text:a></text:p>
      <text:p text:style-name="P37">[2] Enlaces Libros Web <text:span text:style-name="T24">validación</text:span></text:p>
      <text:p text:style-name="P38"><text:a xlink:type="simple" xlink:href="http://librosweb.es/libro/javascript/capitulo_7/validacion.html" text:style-name="Internet_20_link" text:visited-style-name="Visited_20_Internet_20_Link">http://librosweb.es/libro/javascript/capitulo_7/validacion.html</text:a></text:p>
      <text:p text:style-name="P38"/>
      <text:h text:style-name="P63" text:outline-level="1"><text:soft-page-break/>Bibliografía</text:h>
      <text:p text:style-name="P11">[1] <text:span text:style-name="T16">Referencia Javascript</text:span></text:p>
      <text:p text:style-name="P34"><text:a xlink:type="simple" xlink:href="http://www.w3schools.com/jsref/" text:style-name="Internet_20_link" text:visited-style-name="Visited_20_Internet_20_Link">http://www.w3schools.com/jsref/</text:a></text:p>
      <text:p text:style-name="P33">[2] Expresiones regulares</text:p>
      <text:p text:style-name="P31"><text:s/><text:a xlink:type="simple" xlink:href="https://developer.mozilla.org/es/docs/Web/JavaScript/Guide/Regular_Expressions" text:style-name="Internet_20_link" text:visited-style-name="Visited_20_Internet_20_Link">https://developer.mozilla.org/es/docs/Web/JavaScript/Guide/Regular_Expressions</text:a></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Webdings" svg:font-family="Webdings" style:font-adornments="Predeterminado"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loext:contextual-spacing="false" fo:text-align="justify" style:justify-single-word="false" fo:text-indent="0cm" style:auto-text-indent="false" style:page-number="auto" fo:background-color="transparent" style:shadow="none"/>
      <style:text-properties style:font-name="Calibri"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loext:contextual-spacing="false" fo:text-indent="0cm" style:auto-text-indent="false" style:page-number="auto" fo:background-color="transparent" style:shadow="none"/>
      <style:text-properties fo:text-transform="uppercase" fo:color="#669966" style:font-name="Calibri"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 fo:font-family="Verdana" style:font-style-name="Predeterminado" style:font-family-generic="swiss" style:font-pitch="variable" fo:font-size="8pt" style:font-size-asian="10pt" style:font-size-complex="10pt"/>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loext: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loext:contextual-spacing="false"/>
      <style:text-properties fo:font-variant="normal" fo:text-transform="none" fo:color="#669966" fo:font-size="11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loext: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loext: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1" fo:font-family="Verdana" style:font-style-name="Cursiva" style:font-family-generic="swiss" style:font-pitch="variable" fo:font-size="10pt" fo:font-style="italic"/>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o_20_Spacing" style:display-name="No Spacing" style:family="paragraph">
      <style:paragraph-properties fo:orphans="2" fo:widows="2" fo:hyphenation-ladder-count="no-limit"/>
      <style:text-properties style:use-window-font-color="true" style:font-name="Calibri1" fo:font-family="Calibri" style:font-family-generic="swiss" style:font-pitch="variable" fo:font-size="11pt" fo:language="es" fo:country="ES" style:font-name-asian="Times New Roman" style:font-family-asian="'Times New Roman'" style:font-family-generic-asian="roman" style:font-pitch-asian="variable" style:font-size-asian="11pt" style:language-asian="zh" style:country-asian="CN" style:font-name-complex="Calibri1" style:font-family-complex="Calibri" style:font-family-generic-complex="swiss" style:font-pitch-complex="variable" style:font-size-complex="11pt" style:language-complex="ar" style:country-complex="SA" fo:hyphenate="false" fo:hyphenation-remain-char-count="2" fo:hyphenation-push-char-count="2"/>
    </style:style>
    <style:style style:name="Horizontal_20_Line" style:display-name="Horizontal Line" style:family="paragraph" style:parent-style-name="Standard" style:class="html"/>
    <style:style style:name="Preformatted_20_Text" style:display-name="Preformatted Text" style:family="paragraph" style:parent-style-name="Standard" style:class="html"/>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ódigo" style:family="paragraph" style:parent-style-name="Text_20_body">
      <style:paragraph-properties fo:padding="0.049cm" fo:border="0.06pt solid #000000"/>
      <style:text-properties style:font-name="Liberation Mono" fo:font-family="'Liberation Mono'" style:font-family-generic="modern" style:font-pitch="fixed"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name-complex="Times New Roman" style:font-family-complex="'Times New Roman'" style:font-family-generic-complex="roman" style:font-pitch-complex="variable" style:font-weight-complex="bold"/>
    </style:style>
    <style:style style:name="Emphasis" style:family="text">
      <style:text-properties fo:font-style="italic" style:font-style-asian="italic" style:font-name-complex="Times New Roman" style:font-family-complex="'Times New Roman'" style:font-family-generic-complex="roman" style:font-pitch-complex="variable"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break-before="page"/>
      <style:text-properties fo:color="#999966"/>
    </style:style>
    <style:style style:name="MP2" style:family="paragraph" style:parent-style-name="Footer">
      <style:paragraph-properties>
        <style:tab-stops>
          <style:tab-stop style:position="17cm" style:type="right"/>
          <style:tab-stop style:position="25.598cm" style:type="right"/>
        </style:tab-stops>
      </style:paragraph-properties>
    </style:style>
    <style:style style:name="MT1" style:family="text">
      <style:text-properties fo:color="#999966"/>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Desarrollo web en entorno cliente" text:name="Modulo"/>
          <text:user-field-decl office:value-type="string" office:string-value="6" text:name="NumeroTema"/>
          <text:user-field-decl office:value-type="string" office:string-value="Formularios" text:name="Tema"/>
        </text:user-field-decls>
        <text:p text:style-name="Header"><text:span text:style-name="MT1"><text:user-field-get text:name="Modulo">Desarrollo web en entorno cliente</text:user-field-get></text:span><text:span text:style-name="MT1"><text:s/><text:tab/><text:tab/>UD0</text:span><text:span text:style-name="MT1"><text:user-field-get text:name="NumeroTema">6</text:user-field-get></text:span><text:span text:style-name="MT1">. </text:span><text:span text:style-name="MT1"><text:user-field-get text:name="Tema">Formularios</text:user-field-get></text:span></text:p>
      </style:header>
      <style:footer>
        <text:user-field-decls>
          <text:user-field-decl office:value-type="string" office:string-value="6" text:name="NumeroTema"/>
        </text:user-field-decls>
        <text:p text:style-name="Footer"><text:span text:style-name="MT1">CGFS. Desarrollo de </text:span>Aplicaciones<text:span text:style-name="MT1"> WEB<text:tab/><text:tab/></text:span><text:span text:style-name="MT1"><text:user-field-get text:name="NumeroTema">6</text:user-field-get></text:span><text:span text:style-name="MT1">.</text:span><text:span text:style-name="MT1"><text:page-number text:select-page="current">7</text:page-number></text:span></text:p>
        <text:p text:style-name="MP1"/>
      </style:footer>
    </style:master-page>
    <style:master-page style:name="Landscape" style:page-layout-name="Mpm2">
      <style:header>
        <text:p text:style-name="Header"/>
      </style:header>
      <style:footer>
        <text:p text:style-name="MP2"><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3T10:38:38.334391144</meta:creation-date>
    <meta:editing-duration>PT7H17M18S</meta:editing-duration>
    <meta:editing-cycles>77</meta:editing-cycles>
    <meta:generator>LibreOffice/6.0.6.2$Linux_X86_64 LibreOffice_project/00m0$Build-2</meta:generator>
    <dc:title>Plantilla CEED</dc:title>
    <dc:date>2018-10-19T12:07:09.874639013</dc:date>
    <meta:print-date>2016-11-06T10:04:00.773000000</meta:print-date>
    <meta:document-statistic meta:table-count="0" meta:image-count="2" meta:object-count="0" meta:page-count="7" meta:paragraph-count="138" meta:word-count="925" meta:character-count="7053" meta:non-whitespace-character-count="6217"/>
    <meta:template xlink:type="simple" xlink:actuate="onRequest" xlink:title="Plantilla CEED" xlink:href="../../../../../../Plantilla/Plantilla%20CEED.ott" meta:date="2016-09-23T10:38:38.127433422"/>
  </office:meta>
</office:document-meta>
</file>